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53057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5ad94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5305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5ad9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e6337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55305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56f43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57d44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fo:font-weight="bold" officeooo:rsid="0755ad9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3" style:family="text">
      <style:text-properties fo:color="#000000" style:text-line-through-style="none" style:text-line-through-type="none" style:font-name="DejaVu Sans" fo:font-size="9pt" style:text-underline-style="none" fo:font-weight="bold" officeooo:rsid="075e6337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6">System </text:span></text:span><text:span text:style-name="Source_20_Text"><text:span text:style-name="T8">and its uses</text:span></text:span><text:span text:style-name="Source_20_Text"><text:span text:style-name="T6">:</text:span></text:span></text:p>
      <text:list xml:id="list1806177679884846189" text:style-name="L1">
        <text:list-item>
          <text:p text:style-name="P4"><text:span text:style-name="Source_20_Text"><text:span text:style-name="T3">A Hotel Management System is a </text:span></text:span><text:span text:style-name="Source_20_Text"><text:span text:style-name="T9">software</text:span></text:span><text:span text:style-name="Source_20_Text"><text:span text:style-name="T3"> built to handle </text:span></text:span><text:span text:style-name="Source_20_Text"><text:span text:style-name="T9">all hotel activities </text:span></text:span><text:span text:style-name="Source_20_Text"><text:span text:style-name="T10">online </text:span></text:span><text:span text:style-name="Source_20_Text"><text:span text:style-name="T5">in an</text:span></text:span><text:span text:style-name="Source_20_Text"><text:span text:style-name="T3"> </text:span></text:span><text:span text:style-name="Source_20_Text"><text:span text:style-name="T9">easily and safely.</text:span></text:span><text:span text:style-name="Source_20_Text"><text:span text:style-name="T3"> This System will give the hotel management </text:span></text:span><text:span text:style-name="Source_20_Text"><text:span text:style-name="T11">capability</text:span></text:span><text:span text:style-name="Source_20_Text"><text:span text:style-name="T9"> and flexibility to manage</text:span></text:span><text:span text:style-name="Source_20_Text"><text:span text:style-name="T3"> the entire system from a single online portal. The system allows the manager to keep track of all the available rooms in the system as well as to book rooms and generate bills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7">Requirements:</text:span></text:span></text:p>
      <text:list xml:id="list2303983473338742491" text:style-name="L2">
        <text:list-item>
          <text:p text:style-name="P5"><text:span text:style-name="Source_20_Text"><text:span text:style-name="T4">The system should support the </text:span></text:span><text:span text:style-name="Source_20_Text"><text:span text:style-name="T12">booking of different room types</text:span></text:span><text:span text:style-name="Source_20_Text"><text:span text:style-name="T4"> like standard, deluxe, family suite, etc.</text:span></text:span></text:p>
        </text:list-item>
        <text:list-item>
          <text:p text:style-name="P5"><text:span text:style-name="Source_20_Text"><text:span text:style-name="T4">Guests should be able to </text:span></text:span><text:span text:style-name="Source_20_Text"><text:span text:style-name="T12">search</text:span></text:span><text:span text:style-name="Source_20_Text"><text:span text:style-name="T4"> the room inventory </text:span></text:span><text:span text:style-name="Source_20_Text"><text:span text:style-name="T12">and</text:span></text:span><text:span text:style-name="Source_20_Text"><text:span text:style-name="T4"> </text:span></text:span><text:span text:style-name="Source_20_Text"><text:span text:style-name="T12">book</text:span></text:span><text:span text:style-name="Source_20_Text"><text:span text:style-name="T4"> any available room.</text:span></text:span></text:p>
        </text:list-item>
        <text:list-item>
          <text:p text:style-name="P5"><text:span text:style-name="Source_20_Text"><text:span text:style-name="T4">The system should be able to </text:span></text:span><text:span text:style-name="Source_20_Text"><text:span text:style-name="T12">retrieve information,</text:span></text:span><text:span text:style-name="Source_20_Text"><text:span text:style-name="T4"> such as </text:span></text:span><text:span text:style-name="Source_20_Text"><text:span text:style-name="T12">who booked a particular room,</text:span></text:span><text:span text:style-name="Source_20_Text"><text:span text:style-name="T4"> or </text:span></text:span><text:span text:style-name="Source_20_Text"><text:span text:style-name="T12">what rooms were booked by a specific customer.</text:span></text:span></text:p>
        </text:list-item>
        <text:list-item>
          <text:p text:style-name="P5"><text:span text:style-name="Source_20_Text"><text:span text:style-name="T4">The system should </text:span></text:span><text:span text:style-name="Source_20_Text"><text:span text:style-name="T12">allow customers to cancel</text:span></text:span><text:span text:style-name="Source_20_Text"><text:span text:style-name="T4"> their booking - and provide them with a </text:span></text:span><text:span text:style-name="Source_20_Text"><text:span text:style-name="T12">full refund</text:span></text:span><text:span text:style-name="Source_20_Text"><text:span text:style-name="T4"> </text:span></text:span><text:span text:style-name="Source_20_Text"><text:span text:style-name="T12">if the cancelation occurs before 24 hours</text:span></text:span><text:span text:style-name="Source_20_Text"><text:span text:style-name="T4"> of the check-in date.</text:span></text:span></text:p>
        </text:list-item>
        <text:list-item>
          <text:p text:style-name="P5"><text:span text:style-name="Source_20_Text"><text:span text:style-name="T4">The system should be able to send </text:span></text:span><text:span text:style-name="Source_20_Text"><text:span text:style-name="T12">notifications</text:span></text:span><text:span text:style-name="Source_20_Text"><text:span text:style-name="T4"> whenever the booking is </text:span></text:span><text:span text:style-name="Source_20_Text"><text:span text:style-name="T12">nearing the check-in or check-out date.</text:span></text:span></text:p>
        </text:list-item>
        <text:list-item>
          <text:p text:style-name="P5"><text:span text:style-name="Source_20_Text"><text:span text:style-name="T4">The system should maintain a </text:span></text:span><text:span text:style-name="Source_20_Text"><text:span text:style-name="T12">room housekeeping log</text:span></text:span><text:span text:style-name="Source_20_Text"><text:span text:style-name="T4"> to keep track of all housekeeping tasks.</text:span></text:span></text:p>
        </text:list-item>
        <text:list-item>
          <text:p text:style-name="P5"><text:span text:style-name="Source_20_Text"><text:span text:style-name="T4">Any customer should be able to </text:span></text:span><text:span text:style-name="Source_20_Text"><text:span text:style-name="T12">add room services and food items.</text:span></text:span></text:p>
        </text:list-item>
        <text:list-item>
          <text:p text:style-name="P5"><text:span text:style-name="Source_20_Text"><text:span text:style-name="T4">Customers can ask for </text:span></text:span><text:span text:style-name="Source_20_Text"><text:span text:style-name="T12">different amenities.</text:span></text:span></text:p>
        </text:list-item>
        <text:list-item>
          <text:p text:style-name="P5"><text:span text:style-name="Source_20_Text"><text:span text:style-name="T4">The customers should be able to </text:span></text:span><text:span text:style-name="Source_20_Text"><text:span text:style-name="T12">pay</text:span></text:span><text:span text:style-name="Source_20_Text"><text:span text:style-name="T4"> their bills through credit card, check or cash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4T22:38:11.214272482</dc:date>
    <meta:editing-duration>P25DT1H36M24S</meta:editing-duration>
    <meta:editing-cycles>1749</meta:editing-cycles>
    <meta:document-statistic meta:table-count="0" meta:image-count="0" meta:object-count="0" meta:page-count="1" meta:paragraph-count="12" meta:word-count="227" meta:character-count="1288" meta:non-whitespace-character-count="1083"/>
  </office:meta>
</office:document-meta>
</file>